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/>
        </table:table-row>
      </table:table>
      <table:table table:name="Ratios" table:style-name="ta1">
        <table:table-column table:style-name="co3" table:default-cell-style-name="ce1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/>
          <table:table-cell office:value-type="string" calcext:value-type="string" table:number-columns-spanned="2" table:number-rows-spanned="1">
            <text:p>TM Corectness</text:p>
          </table:table-cell>
          <table:covered-table-cell table:style-name="ce1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2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style-name="ce2"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2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2" table:formula="of:=['11'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2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2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2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style-name="ce2"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2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2" table:formula="of:=[r1m2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2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style-name="ce2"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2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2" table:formula="of:=['22'.O14]" office:value-type="float" office:value="0.93600983546708" calcext:value-type="float">
            <text:p>0.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1" office:value-type="float" office:value="0.936" calcext:value-type="float">
            <text:p>0.936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P</text:p>
          </table:table-cell>
          <table:covered-table-cell table:style-name="ce1"/>
          <table:covered-table-cell/>
          <table:covered-table-cell table:style-name="ce1"/>
        </table:table-row>
        <table:table-row table:style-name="ro1">
          <table:table-cell table:style-name="Default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1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3]" office:value-type="float" office:value="217" calcext:value-type="float">
            <text:p>217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342-[.B11]-[.C11]" office:value-type="float" office:value="69" calcext:value-type="float">
            <text:p>69</text:p>
          </table:table-cell>
          <table:table-cell table:style-name="ce2" table:formula="of:=[.B11]/([.B11]+[.D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1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2" table:formula="of:=[.F11]/([.F11]+[.H11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4]" office:value-type="float" office:value="217" calcext:value-type="float">
            <text:p>217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342-[.B12]-[.C12]" office:value-type="float" office:value="69" calcext:value-type="float">
            <text:p>69</text:p>
          </table:table-cell>
          <table:table-cell table:style-name="ce2" table:formula="of:=[.B12]/([.B12]+[.D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1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2" table:formula="of:=[.F12]/([.F12]+[.H12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342-[.B13]-[.C13]" office:value-type="float" office:value="30" calcext:value-type="float">
            <text:p>30</text:p>
          </table:table-cell>
          <table:table-cell table:style-name="ce2" table:formula="of:=[.B13]/([.B13]+[.D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1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2" table:formula="of:=[.F13]/([.F13]+[.H13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6]" office:value-type="float" office:value="253" calcext:value-type="float">
            <text:p>253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342-[.B14]-[.C14]" office:value-type="float" office:value="26" calcext:value-type="float">
            <text:p>26</text:p>
          </table:table-cell>
          <table:table-cell table:style-name="ce2" table:formula="of:=[.B14]/([.B14]+[.D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1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2" table:formula="of:=[.F14]/([.F14]+[.H14])" office:value-type="float" office:value="0.886861313868613" calcext:value-type="float">
            <text:p>0.8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B7]-[.F7]" office:value-type="float" office:value="64" calcext:value-type="float">
            <text:p>64</text:p>
          </table:table-cell>
          <table:table-cell table:formula="of:=342-[.B15]-[.C15]" office:value-type="float" office:value="25" calcext:value-type="float">
            <text:p>25</text:p>
          </table:table-cell>
          <table:table-cell table:style-name="ce2" table:formula="of:=[.B15]/([.B15]+[.D15])" office:value-type="float" office:value="0.910071942446043" calcext:value-type="float">
            <text:p>0.910</text:p>
          </table:table-cell>
          <table:table-cell table:formula="of:=[.H7]" office:value-type="float" office:value="243" calcext:value-type="float">
            <text:p>243</text:p>
          </table:table-cell>
          <table:table-cell table:style-name="ce1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2" table:formula="of:=[.F15]/([.F15]+[.H15])" office:value-type="float" office:value="0.886861313868613" calcext:value-type="float">
            <text:p>0.887</text:p>
          </table:table-cell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/>
          <table:table-cell office:value-type="string" calcext:value-type="string">
            <text:p>TM-Light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 office:value-type="float" office:value="31750" calcext:value-type="float">
            <text:p>3175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37849" calcext:value-type="float">
            <text:p>37849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/>
          <table:table-cell table:style-name="Default"/>
          <table:table-cell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1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1" table:default-cell-style-name="ce3"/>
        <table:table-column table:style-name="co21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1:33:18.021081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21T09:31:28.666586715</dc:date>
    <meta:editing-duration>P5DT12H10M3S</meta:editing-duration>
    <meta:editing-cycles>7</meta:editing-cycles>
    <meta:generator>LibreOffice/5.1.4.2$Linux_X86_64 LibreOffice_project/10m0$Build-2</meta:generator>
    <meta:document-statistic meta:table-count="7" meta:cell-count="24200" meta:object-count="0"/>
  </office:meta>
</office:document-meta>
</file>